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5000001A028F0C4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cm" svg:height="20.2cm" svg:x="0.2cm" svg:y="0.2cm">
          <draw:image xlink:href="Pictures/1000000000000205000001A028F0C4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0T20:53:57</meta:creation-date>
    <dc:date>2013-02-10T20:55:17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